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Таблица21" style:family="table">
      <style:table-properties style:width="16.988cm" table:align="left" style:shadow="none"/>
    </style:style>
    <style:style style:name="Таблица21.A" style:family="table-column">
      <style:table-column-properties style:column-width="7.154cm"/>
    </style:style>
    <style:style style:name="Таблица21.B" style:family="table-column">
      <style:table-column-properties style:column-width="9.834cm"/>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1" style:family="table">
      <style:table-properties style:width="16.988cm" table:align="left"/>
    </style:style>
    <style:style style:name="Таблица1.A" style:family="table-column">
      <style:table-column-properties style:column-width="7.154cm"/>
    </style:style>
    <style:style style:name="Таблица1.B" style:family="table-column">
      <style:table-column-properties style:column-width="9.834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88cm" table:align="left"/>
    </style:style>
    <style:style style:name="Таблица2.A" style:family="table-column">
      <style:table-column-properties style:column-width="7.176cm"/>
    </style:style>
    <style:style style:name="Таблица2.B" style:family="table-column">
      <style:table-column-properties style:column-width="9.813cm"/>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Times New Roman" fo:font-size="22pt" style:font-size-asian="22pt" style:font-size-complex="22pt"/>
    </style:style>
    <style:style style:name="P3" style:family="paragraph" style:parent-style-name="Standard">
      <style:text-properties fo:font-size="14pt" fo:language="ru" fo:country="RU" style:font-size-asian="14pt" style:font-size-complex="14pt"/>
    </style:style>
    <style:style style:name="P4" style:family="paragraph" style:parent-style-name="Обычный1">
      <style:paragraph-properties fo:line-height="100%" fo:text-align="center" style:justify-single-word="false"/>
      <style:text-properties fo:font-size="14pt" fo:language="ru" fo:country="RU" style:font-size-asian="14pt"/>
    </style:style>
    <style:style style:name="P5"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6"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7"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8" style:family="paragraph" style:parent-style-name="Обычный1">
      <style:paragraph-properties fo:line-height="100%">
        <style:tab-stops>
          <style:tab-stop style:position="12.002cm"/>
          <style:tab-stop style:position="17.253cm"/>
        </style:tab-stops>
      </style:paragraph-properties>
    </style:style>
    <style:style style:name="P9"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10"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11" style:family="paragraph" style:parent-style-name="Обычный1">
      <style:paragraph-properties fo:margin-left="0cm" fo:margin-right="-0.004cm" fo:line-height="0.635cm" fo:text-align="center" style:justify-single-word="false" fo:orphans="0" fo:widows="0" fo:text-indent="0cm" style:auto-text-indent="false"/>
    </style:style>
    <style:style style:name="P12"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13"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14"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15" style:family="paragraph" style:parent-style-name="Обычный1">
      <style:paragraph-properties fo:margin-left="12.002cm" fo:margin-right="0.58cm" fo:line-height="110%" fo:text-align="end" style:justify-single-word="false" fo:orphans="0" fo:widows="0" fo:text-indent="0cm" style:auto-text-indent="false"/>
    </style:style>
    <style:style style:name="P16"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17"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18"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19"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20"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21"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22" style:family="paragraph" style:parent-style-name="Обычный1">
      <style:paragraph-properties fo:margin-left="0.501cm" fo:margin-right="0cm" fo:line-height="100%" fo:text-indent="0cm" style:auto-text-indent="false">
        <style:tab-stops>
          <style:tab-stop style:position="12.002cm"/>
          <style:tab-stop style:position="17.253cm"/>
        </style:tab-stops>
      </style:paragraph-properties>
    </style:style>
    <style:style style:name="P23"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24"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27" style:family="paragraph" style:parent-style-name="Text_20_body">
      <style:paragraph-properties fo:margin-left="0cm" fo:margin-right="0cm" fo:text-indent="0cm" style:auto-text-indent="false"/>
    </style:style>
    <style:style style:name="P28" style:family="paragraph" style:parent-style-name="Contents_20_Heading">
      <style:paragraph-properties fo:break-before="page"/>
    </style:style>
    <style:style style:name="P29" style:family="paragraph" style:parent-style-name="Contents_20_1">
      <style:paragraph-properties>
        <style:tab-stops>
          <style:tab-stop style:position="16.999cm" style:type="right" style:leader-style="dotted" style:leader-text="."/>
        </style:tab-stops>
      </style:paragraph-properties>
    </style:style>
    <style:style style:name="P30" style:family="paragraph" style:parent-style-name="Contents_20_2">
      <style:paragraph-properties>
        <style:tab-stops>
          <style:tab-stop style:position="16.499cm" style:type="right" style:leader-style="dotted" style:leader-text="."/>
        </style:tab-stops>
      </style:paragraph-properties>
    </style:style>
    <style:style style:name="P31" style:family="paragraph" style:parent-style-name="Table_20_Contents">
      <style:paragraph-properties fo:text-align="justify" style:justify-single-word="false"/>
      <style:text-properties fo:font-size="14pt"/>
    </style:style>
    <style:style style:name="P32" style:family="paragraph" style:parent-style-name="Table_20_Contents">
      <style:paragraph-properties fo:text-align="justify" style:justify-single-word="false"/>
      <style:text-properties fo:font-size="14pt"/>
    </style:style>
    <style:style style:name="P33" style:family="paragraph" style:parent-style-name="Table_20_Contents">
      <style:paragraph-properties fo:text-align="center" style:justify-single-word="false"/>
      <style:text-properties fo:font-size="14pt" fo:font-weight="bold" style:font-weight-asian="bold" style:font-weight-complex="bold"/>
    </style:style>
    <style:style style:name="P34" style:family="paragraph" style:parent-style-name="Table">
      <style:paragraph-properties fo:keep-with-next="always"/>
    </style:style>
    <style:style style:name="P35"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36" style:family="paragraph" style:parent-style-name="Text_20_body" style:list-style-name="L1"/>
    <style:style style:name="P37" style:family="paragraph" style:parent-style-name="Text_20_body" style:list-style-name="L2"/>
    <style:style style:name="P38" style:family="paragraph" style:parent-style-name="Text_20_body" style:list-style-name="L3"/>
    <style:style style:name="P39" style:family="paragraph" style:parent-style-name="Text_20_body" style:list-style-name="L3">
      <style:text-properties style:use-window-font-color="true" style:font-name="Times New Roman" fo:font-size="14pt" style:font-name-asian="Verdana" style:font-size-asian="14pt" style:font-name-complex="Verdana" style:font-size-complex="14pt"/>
    </style:style>
    <style:style style:name="P40" style:family="paragraph" style:parent-style-name="Text_20_body" style:list-style-name="L4">
      <style:text-properties style:use-window-font-color="true" style:font-name="Times New Roman" fo:font-size="14pt" style:font-name-asian="Verdana" style:font-size-asian="14pt" style:font-name-complex="Verdana" style:font-size-complex="14pt"/>
    </style:style>
    <style:style style:name="P41" style:family="paragraph" style:parent-style-name="Text_20_body" style:list-style-name="L5">
      <style:text-properties style:use-window-font-color="true" style:font-name="Times New Roman" fo:font-size="14pt" style:font-name-asian="Verdana" style:font-size-asian="14pt" style:font-name-complex="Verdana" style:font-size-complex="14pt"/>
    </style:style>
    <style:style style:name="P42" style:family="paragraph" style:parent-style-name="Text_20_body" style:list-style-name="L6">
      <style:text-properties style:use-window-font-color="true" style:font-name="Times New Roman" fo:font-size="14pt" style:font-name-asian="Verdana" style:font-size-asian="14pt" style:font-name-complex="Verdana" style:font-size-complex="14pt"/>
    </style:style>
    <style:style style:name="P43"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44"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9"/>
    <style:style style:name="P48" style:family="paragraph" style:parent-style-name="Text_20_body" style:list-style-name="L11">
      <style:paragraph-properties>
        <style:tab-stops/>
      </style:paragraph-properties>
    </style:style>
    <style:style style:name="P49" style:family="paragraph" style:parent-style-name="Text_20_body" style:list-style-name="L12">
      <style:paragraph-properties>
        <style:tab-stops/>
      </style:paragraph-properties>
    </style:style>
    <style:style style:name="P50" style:family="paragraph" style:parent-style-name="Text_20_body" style:list-style-name="L13">
      <style:paragraph-properties>
        <style:tab-stops/>
      </style:paragraph-properties>
    </style:style>
    <style:style style:name="P51" style:family="paragraph" style:parent-style-name="Text_20_body" style:list-style-name="L14"/>
    <style:style style:name="P52" style:family="paragraph" style:parent-style-name="Text_20_body" style:list-style-name="L10">
      <style:paragraph-properties fo:margin-left="0.513cm" fo:margin-right="0cm" fo:text-indent="-0.136cm" style:auto-text-indent="false">
        <style:tab-stops/>
      </style:paragraph-properties>
    </style:style>
    <style:style style:name="P53" style:family="paragraph" style:parent-style-name="Text_20_body">
      <style:paragraph-properties fo:margin-left="0cm" fo:margin-right="0cm" fo:text-indent="0cm" style:auto-text-indent="false"/>
    </style:style>
    <style:style style:name="P54" style:family="paragraph" style:parent-style-name="Text_20_body">
      <style:paragraph-properties fo:margin-left="0cm" fo:margin-right="0cm" fo:text-indent="0cm" style:auto-text-indent="false"/>
      <style:text-properties fo:language="en" fo:country="US"/>
    </style:style>
    <style:style style:name="P55" style:family="paragraph" style:parent-style-name="Heading_20_1">
      <style:paragraph-properties fo:break-before="pag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font-size="14pt" fo:language="ru" fo:country="RU" fo:font-style="italic" style:font-size-asian="14pt" style:font-style-asian="italic"/>
    </style:style>
    <style:style style:name="T6" style:family="text">
      <style:text-properties fo:color="#000000" fo:font-size="14pt" fo:language="ru" fo:country="RU" style:font-size-asian="14pt" style:font-size-complex="14pt"/>
    </style:style>
    <style:style style:name="T7" style:family="text">
      <style:text-properties style:use-window-font-color="true" style:font-name="Times New Roman" fo:font-size="14pt" style:font-name-asian="Verdana" style:font-size-asian="14pt" style:font-name-complex="Verdana" style:font-size-complex="14pt"/>
    </style:style>
    <style:style style:name="T8"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9" style:family="text">
      <style:text-properties style:font-name="Times New Roman" fo:font-size="14pt" style:font-size-asian="14pt" style:font-size-complex="14pt"/>
    </style:style>
    <style:style style:name="T10" style:family="text">
      <style:text-properties fo:language="en" fo:country="US"/>
    </style:style>
    <style:style style:name="T11" style:family="text">
      <style:text-properties fo:language="ru" fo:country="RU"/>
    </style:style>
    <style:style style:name="fr1" style:family="graphic" style:parent-style-name="Graphics">
      <style:graphic-properties style:vertical-pos="from-top" style:vertical-rel="paragraph" style:horizontal-pos="from-left" style:horizontal-rel="paragraph"/>
    </style:style>
    <style:style style:name="fr2"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35">Министерство образования Республики Беларусь</text:p>
      <text:p text:style-name="P4"/>
      <text:p text:style-name="P9">Учреждение образования</text:p>
      <text:p text:style-name="P11"><text:span text:style-name="T1">“</text:span><text:span text:style-name="T1">Белорусский государственный университет информатики и радиоэлектроники”</text:span></text:p>
      <text:p text:style-name="P10"/>
      <text:p text:style-name="P12">Кафедра <text:bookmark-start text:name="OCRUncertain002"/>интеллектуальных информа<text:bookmark-end text:name="OCRUncertain002"/>ционных технологий</text:p>
      <text:p text:style-name="P13">Факультет информационных технологий и управления</text:p>
      <text:p text:style-name="P14"><text:span text:style-name="T5">К защите допустит</text:span><text:bookmark-start text:name="OCRUncertain003"/><text:span text:style-name="T5">ь </text:span><text:bookmark-end text:name="OCRUncertain003"/><text:span text:style-name="T5"><text:line-break/></text:span><text:span text:style-name="T1">Заведующий кафедрой</text:span></text:p>
      <text:p text:style-name="P15"><text:span text:style-name="T3">(</text:span><text:span text:style-name="T1"> В.В. Голенков </text:span><text:span text:style-name="T3">)</text:span></text:p>
      <text:p text:style-name="P16"/>
      <text:p text:style-name="P2"><text:bookmark-start text:name="OCRUncertain006"/>ПОЯСНИТЕЛЬНАЯ<text:bookmark-end text:name="OCRUncertain006"/> ЗАПИСКА</text:p>
      <text:p text:style-name="P17">к дипломному проекту </text:p>
      <text:p text:style-name="P18">НА ТЕМУ</text:p>
      <text:p text:style-name="P19"><text:bookmark-start text:name="OCRUncertain007"/><text:span text:style-name="T2">“</text:span><text:bookmark-end text:name="OCRUncertain007"/><text:span text:style-name="T2">Интернет-приложение классифицирующее юридические услуги”</text:span></text:p>
      <text:p text:style-name="P21">БГУИР ДП 1 – 40 * * *  * *</text:p>
      <text:p text:style-name="P20"/>
      <text:p text:style-name="P8"><text:span text:style-name="T1">Дип</text:span><text:bookmark-start text:name="OCRUncertain016"/><text:span text:style-name="T1">л</text:span><text:bookmark-end text:name="OCRUncertain016"/><text:span text:style-name="T1">омник:</text:span><text:span text:style-name="T3"> <text:tab/>( И.С. Сидоров <text:s text:c="6"/>)</text:span></text:p>
      <text:p text:style-name="P8"><text:span text:style-name="T1">Руководитель: <text:tab/></text:span><text:span text:style-name="T2">( *</text:span><text:span text:style-name="T6"> <text:s text:c="3"/></text:span><text:span text:style-name="T4">)</text:span></text:p>
      <text:p text:style-name="P5">Консультан<text:bookmark-start text:name="OCRUncertain017"/>т<text:bookmark-end text:name="OCRUncertain017"/>ы:</text:p>
      <text:p text:style-name="P22"><text:span text:style-name="T1">по специальности<text:tab/>( *</text:span><text:span text:style-name="T6"> <text:s text:c="5"/></text:span><text:span text:style-name="T2">)</text:span></text:p>
      <text:p text:style-name="P22"><text:span text:style-name="T1">по эконо</text:span><text:bookmark-start text:name="OCRUncertain021"/><text:span text:style-name="T1">м</text:span><text:bookmark-end text:name="OCRUncertain021"/><text:span text:style-name="T1">ике<text:tab/>( * <text:s text:c="6"/>)</text:span></text:p>
      <text:p text:style-name="P22"><text:span text:style-name="T1">по охра</text:span><text:bookmark-start text:name="OCRUncertain018"/><text:span text:style-name="T1">н</text:span><text:bookmark-end text:name="OCRUncertain018"/><text:span text:style-name="T1">е труда<text:tab/></text:span><text:span text:style-name="T3">( * </text:span><text:span text:style-name="T1">)</text:span></text:p>
      <text:p text:style-name="P22"><text:span text:style-name="T1">по нормоконтролю<text:tab/></text:span><text:span text:style-name="T3">( * </text:span><text:span text:style-name="T1">)</text:span></text:p>
      <text:p text:style-name="P5"/>
      <text:p text:style-name="P8"><text:span text:style-name="T1">Рецензент:</text:span><text:span text:style-name="T3"> <text:tab/>( <text:s text:c="32"/>)</text:span></text:p>
      <text:p text:style-name="P23"/>
      <text:p text:style-name="P24"/>
      <text:p text:style-name="P24"/>
      <text:p text:style-name="P24"/>
      <text:p text:style-name="P24"/>
      <text:p text:style-name="P24"/>
      <text:p text:style-name="P24"/>
      <text:p text:style-name="P24"/>
      <text:p text:style-name="P23"/>
      <text:p text:style-name="P23"/>
      <text:p text:style-name="P23"/>
      <text:p text:style-name="P6">МИНСК</text:p>
      <text:p text:style-name="P6"/>
      <text:p text:style-name="P7">2010</text:p>
      <text:p text:style-name="P7"/>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28">СОДЕРЖАНИЕ</text:p>
          </text:index-title>
          <text:p text:style-name="P29">ВВЕДЕНИЕ<text:tab/>5</text:p>
          <text:p text:style-name="P29"><text:s/>1 МЕТОДЫ И ТЕХНОЛОГИИ ПОСТРОЕНИЯ ИНТЕРНЕТ-ПРИЛОЖЕНИЙ ПРЕДНАЗНАЧЕННЫХ ДЛЯ КЛАССИФИКАЦИИ.<text:tab/>7</text:p>
          <text:p text:style-name="P30"><text:s/>1.1 Анализ требований к системе.<text:tab/>7</text:p>
          <text:p text:style-name="P30"><text:s/>1.2 Анализ режима работы системы.<text:tab/>8</text:p>
          <text:p text:style-name="P30"><text:s/>1.3 Технологии систем построения Интернет-приложений.<text:tab/>9</text:p>
          <text:p text:style-name="P30"><text:s/>1.4 Технические требования к разрабатываемой системе.<text:tab/>13</text:p>
          <text:p text:style-name="P29"><text:s/>2 ПРОЕКТИРОВАНИЕ ИНТЕРНЕТ-ПРИЛОЖЕНИЯ КЛАССИФИЦИРУЮЩЕГО ЮРИДИЧЕСКИЕ УСЛУГИ<text:tab/>15</text:p>
          <text:p text:style-name="P30"><text:s/>2.1 Проектирование вариантов использования системы.<text:tab/>15</text:p>
          <text:p text:style-name="P30"><text:s/>2.2 Проектирование подсистемы хранения информации.<text:tab/>17</text:p>
          <text:p text:style-name="P30"><text:s/>2.3 Проектирование пользовательского интерфейса системы.<text:tab/>19</text:p>
          <text:p text:style-name="P30"><text:s/>2.4 Проектирование подсистемы преобразования и подготовки данных для подачи пользователю.<text:tab/>23</text:p>
          <text:p text:style-name="P29"><text:s/>3 РЕАЛИЗАЦИЯ ИНТЕРНЕТ-ПРИЛОЖЕНИЯ КЛАССИФИЦИРУЮЩЕГО ЮРИДИЧЕСКИЕ УСЛУГИ<text:tab/>24</text:p>
          <text:p text:style-name="P30"><text:s/>3.1 Характеристика разрабатываемой системы.<text:tab/>24</text:p>
          <text:p text:style-name="P30"><text:s/>3.2 Разработка <text:s/>подсистемы хранения информации.<text:tab/>24</text:p>
          <text:p text:style-name="P30"><text:s/>3.3 Разработка подсистемы преобразования и подготовки данных для отображения.<text:tab/>24</text:p>
          <text:p text:style-name="P30"><text:s/>3.4 Разработка подсистемы отображения данных пользователю.<text:tab/>24</text:p>
          <text:p text:style-name="P29">ЗАКЛЮЧЕНИЕ<text:tab/>25</text:p>
          <text:p text:style-name="P29">СПИСОК ИСПОЛЬЗОВАННЫХ ИСТОЧНИКОВ<text:tab/>26</text:p>
        </text:index-body>
      </text:table-of-content>
      <text:p text:style-name="P3"/>
      <text:h text:style-name="P55" text:outline-level="1" text:is-list-header="true">ВВЕДЕНИЕ</text:h>
      <text:p text:style-name="Text_20_body"><text:tab/>Широкое распространение компьютерной техники дало возможность различным компаниям привлекать новых клиентов используя глобальную сеть Интернет. Интернет-приложения стали одной из главных возможностей для рекламы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 <text:tab/>В сфере юридических услуг приёмом для привлечения клиентов — может стать бесплатное распространение информации. Такой информацией может стать — разъяснение той или иной правовой нормы, собрание той или иной информации из различных правовых норм в одном месте с комментариями и пояснениями. Такого рода информация — предоставит потенциальным клиентам возможность получить бесплатную консультацию, или набор инструкций.</text:p>
      <text:p text:style-name="Text_20_body">Текущая база правовых норм доступная пользователю, не является простой в понимании. Поэтому некоторая группировка, классификация информации может стать привлекательной для пользователя, что может показать респектабельность компании. <text:s/></text:p>
      <text:p text:style-name="Text_20_body">Целью данного дипломного проекта является создание Интернет-приложения позволяющего классифицировать юридические услуги.</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 Основным назначением такой системы — является привлечение новых клиентов для оказания им юридических услуг.</text:p>
      <text:p text:style-name="Text_20_body">В качестве задач системы выделим: </text:p>
      <text:list xml:id="list55112106" text:style-name="L1">
        <text:list-item>
          <text:p text:style-name="P36">обеспечение работы без контроля со стороны работников компании;</text:p>
        </text:list-item>
        <text:list-item>
          <text:p text:style-name="P36">обеспечение возможности работы в системе в качестве специального пользователя добавляющего или изменяющего имеющуюся информацию;</text:p>
        </text:list-item>
        <text:list-item>
          <text:p text:style-name="P36"><text:soft-page-break/>обеспечение единого электронного хранилища данных;</text:p>
          <text:p text:style-name="P36">Задачами дипломного проектирования становятся:</text:p>
        </text:list-item>
        <text:list-item>
          <text:p text:style-name="P36">изучить методику создания Интернет-приложений на базе существующих библиотек</text:p>
        </text:list-item>
        <text:list-item>
          <text:p text:style-name="P36">выполнить проектирование системы классифицирующей юридические услуги</text:p>
        </text:list-item>
        <text:list-item>
          <text:p text:style-name="P36">спроектировать меры по обеспечению эргономических требований к организации места разработчика Интернет-приложений</text:p>
        </text:list-item>
        <text:list-item>
          <text:p text:style-name="P36">реализовать Интернет-приложение с возможностью классификации юридических услуг.</text:p>
        </text:list-item>
      </text:list>
      <text:p text:style-name="Text_20_body"/>
      <text:p text:style-name="Text_20_body"/>
      <text:p text:style-name="Text_20_body"/>
      <text:h text:style-name="Heading_20_1" text:outline-level="1" text:restart-numbering="true" text:start-value="-1">МЕТОДЫ И ТЕХНОЛОГИИ ПОСТРОЕНИЯ ИНТЕРНЕТ-ПРИЛОЖЕНИЙ ПРЕДНАЗНАЧЕННЫХ ДЛЯ КЛАССИФИКАЦИИ.</text:h>
      <text:h text:style-name="Heading_20_2"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 приложениям обычно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text:p>
      <text:p text:style-name="Text_20_body">Все программные системы имеют три общие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text:p>
      <text:p text:style-name="Text_20_body">Подсистема хранения информации может использовать различные способы для хранения и поиска данных, такие как текстовые файлы, файлы проецируемые в память, хранение в оперативной памяти, использование сторонних приложений для хранения информации (например СУБД). Использование СУБД является наиболее удобным и популярным среди всех возможных способов хранения информации. Плюсами СУБД являются: возможность использования в качестве выделенной подсистемы — позволяющей просто отделять её от других подсистем ил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text:soft-page-break/>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 как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имеров такой подсистемы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приложение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text:p>
      <text:p text:style-name="Text_20_body">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Для работы таких подсистем достаточно мощностей современного пользовательского компьютера.</text:p>
      <text:h text:style-name="Heading_20_2" text:outline-level="2">Анализ режима работы системы.</text:h>
      <text:p text:style-name="Text_20_body">Режимом работы системы называется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я зависит от количества пользователей использующих его одновременно, и количестве информации запрашиваемой <text:soft-page-break/>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Sqlite». Данные СУБД предоставляют возможность бесплатного использования в любых проектах.</text:p>
      <text:p text:style-name="Text_20_body">В качестве используемых средств для разработки подсистемы преобразования и подготовки данных и подсистемы отображения информации пользователю допустимо использовать открытые системы управления данными базирующиеся на различных языках программирования, например «Joomla» для «PHP», «Ruby On Rails» для «Ruby».</text:p>
      <text:p text:style-name="Text_20_body">Перечисленные средства предназначены для создания различных Интернет-приложений и могут работать круглосуточно с достаточно большим количеством предоставляемой информации. </text:p>
      <text:p text:style-name="Text_20_body">Таким образом, разрабатываемая система будет работать круглосуточно, без каких либо перерывов получаемых в результате дополнений и изменений в системе. <text:s/></text:p>
      <text:h text:style-name="Heading_20_2" text:outline-level="2">Технологии систем построения Интернет-приложений.</text:h>
      <text:p text:style-name="Text_20_body">Технологиями построения приложений называются языки программирования, реализованные библиотеки и системы используемые для создания приложений.</text:p>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text:soft-page-break/>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25">Сравнение количества выпущенных версий, найденных ошибок (безопасность систем):</text:p>
      <text:list xml:id="list784498057" text:style-name="L2">
        <text:list-item>
          <text:p text:style-name="P37">«Drupal»,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37">«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text:p>
        </text:list-item>
        <text:list-item>
          <text:p text:style-name="P37">«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text:p>
        </text:list-item>
      </text:list>
      <text:p text:style-name="P25">Сравнение наличия и качества русской документации, для сравнения количества разработчиков использующих системы:</text:p>
      <text:list xml:id="list1737519438" text:style-name="L3">
        <text:list-item>
          <text:p text:style-name="P38">«<text:span text:style-name="T9">Drupal», несмотря на то, что р</text:span><text:span text:style-name="T7">усское сообщество занимается переводом документации на Drupal, белых пятен еще много. Ситуация отчасти </text:span><text:span text:style-name="T7">компенсируется самописными статьями и руководствами. Документация на модули по большей части не переведена.</text:span></text:p>
        </text:list-item>
        <text:list-item>
          <text:p text:style-name="P39">«Joomla», русскоязычной документации достаточно много, включая не только переводы официальных документов но и авторские статьи.</text:p>
        </text:list-item>
        <text:list-item>
          <text:p text:style-name="P39">«WordPress», русскоязычной документации нет, однако англо-язычная <text:soft-page-break/>документация построена очень удобно для программиста.</text:p>
        </text:list-item>
      </text:list>
      <text:p text:style-name="Text_20_body"><text:span text:style-name="T8">Способы борьбы с нежелательным содержимым:</text:span><text:span text:style-name="T7">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26">Возможности интеграции с технологиями построения форума, для возможного последующего расширения:</text:p>
      <text:list xml:id="list1087346932" text:style-name="L4">
        <text:list-item>
          <text:p text:style-name="P40">«Drupal», существует возможность интеграции с форумной системой «phpBB».</text:p>
        </text:list-item>
        <text:list-item>
          <text:p text:style-name="P40">«Joomla», существует возможность запуска встроенного форума «FireBoard».</text:p>
        </text:list-item>
        <text:list-item>
          <text:p text:style-name="P40">«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26">Наличие визуального редактора:</text:p>
      <text:list xml:id="list2182318173" text:style-name="L5">
        <text:list-item>
          <text:p text:style-name="P41">«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text:p>
        </text:list-item>
        <text:list-item>
          <text:p text:style-name="P41">«Joomla», имеет возможность подключения большого количества таких редакторов. Наиболее известным для интегрирования является «JCE».</text:p>
        </text:list-item>
        <text:list-item>
          <text:p text:style-name="P41">«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26">Возможность использования шаблонов оформления:</text:p>
      <text:list xml:id="list1429110870" text:style-name="L6">
        <text:list-item>
          <text:p text:style-name="P42">«Drupal» имеет разнообразные возможности управления темами <text:soft-page-break/>оформления. Администраторская панель позволяет настраивать цвета разных элементов.</text:p>
        </text:list-item>
        <text:list-item>
          <text:p text:style-name="P45"><text:span text:style-name="T7">«Joomla» имеет специальную систему «ContentTemplater» </text:span><text:span text:style-name="T7">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text:span></text:p>
        </text:list-item>
        <text:list-item>
          <text:p text:style-name="P42">«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text:p>
        </text:list-item>
      </text:list>
      <text:p text:style-name="P26">Расширенная функциональность:</text:p>
      <text:list xml:id="list1690068414" text:style-name="L7">
        <text:list-item>
          <text:p text:style-name="P43">«Drupal» в официальном хранилище имеется около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43">«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43">«WordPress» расширения представляют собой «php»-скрипты. Такие скрипты позволяют дополнять и перекрывать существующую функциональность.</text:p>
        </text:list-item>
      </text:list>
      <text:p text:style-name="P26">Кодировки:</text:p>
      <text:list xml:id="list1286847800" text:continue-numbering="true" text:style-name="L7">
        <text:list-item>
          <text:p text:style-name="P43">«Drupal» использует UTF-8, поэтому проблем с кодировками нет.</text:p>
        </text:list-item>
        <text:list-item>
          <text:p text:style-name="P43">«Joomla» даёт возможность использовать как UTF-8 так кодировку «CP1251», однако последняя может приводит к наличию различных проблем.</text:p>
        </text:list-item>
        <text:list-item>
          <text:p text:style-name="P46"><text:soft-page-break/><text:span text:style-name="T7">«WordPress» позволяет использовать любую кодировку, однако для </text:span><text:span text:style-name="T7">корректной работы требуется установить ту же кодировку, в используемой базе данных.</text:span></text:p>
        </text:list-item>
      </text:list>
      <text:p text:style-name="P26">Экспортирование и импортирование данных:</text:p>
      <text:list xml:id="list294419601" text:style-name="L8">
        <text:list-item>
          <text:p text:style-name="P44">«Drupal» обладает возможностью использовать множество различных конверторов. Такие конверторы используются как для различных миграций (нпапример между версиями), так и для работы с различными форматами (например «CSV»).</text:p>
        </text:list-item>
        <text:list-item>
          <text:p text:style-name="P44">«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позаботится об экспорте.</text:p>
        </text:list-item>
        <text:list-item>
          <text:p text:style-name="P44">«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Оценив данные технологии,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являются сравнимыми характеристиками.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588695691" text:style-name="L9">
        <text:list-item>
          <text:p text:style-name="P47">обеспечение наиболее оптимального использования технических ресурсов используемого ЭВМ;</text:p>
        </text:list-item>
        <text:list-item>
          <text:p text:style-name="P47"><text:soft-page-break/>возможность запуска со стандартным для библиотеки «Joomla» программными серверами («Apache», «MySQL»);</text:p>
        </text:list-item>
        <text:list-item>
          <text:p text:style-name="P47">работа под операционными системами семейства «Linux».</text:p>
        </text:list-item>
      </text:list>
      <text:h text:style-name="Heading_20_1" text:outline-level="1">ПРОЕКТИРОВАНИЕ ИНТЕРНЕТ-ПРИЛОЖЕНИЯ КЛАССИФИЦИРУЮЩЕГО ЮРИДИЧЕСКИЕ УСЛУГИ</text:h>
      <text:h text:style-name="Heading_20_2" text:outline-level="2">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выдвигаемые предприятием к функциям системы содержат:</text:p>
      <text:list xml:id="list832101280" text:style-name="L10">
        <text:list-item>
          <text:p text:style-name="P52">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52">просмотр информации о предоставляемых предприятием услугах (юридические и бухгалтерские услуги); </text:p>
        </text:list-item>
        <text:list-item>
          <text:p text:style-name="P52">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52">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52">просмотр пользователем новостей в юридическом законодательстве;</text:p>
        </text:list-item>
        <text:list-item>
          <text:p text:style-name="P52">создание и редактирование новостной информации администратором системы.</text:p>
        </text:list-item>
      </text:list>
      <text:p text:style-name="Text_20_body"><text:soft-page-break/>Таким образом, 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 </text:p>
      <text:p text:style-name="Text_20_body"><draw:frame draw:style-name="fr1" draw:name="Врезка1" text:anchor-type="paragraph" svg:x="3.004cm" svg:y="2.203cm" svg:width="10.991cm" draw:z-index="0"><draw:text-box fo:min-height="10.853cm"><text:p text:style-name="Drawing"><draw:frame draw:style-name="fr3" draw:name="Графический объект1" text:anchor-type="paragraph" svg:x="0.004cm" svg:y="0.002cm" svg:width="10.991cm" style:rel-width="100%" svg:height="10.853cm" style:rel-height="scale" draw:z-index="1"><draw:image xlink:href="../%D0%94%D0%B8%D0%B0%D0%B3%D1%80%D0%B0%D0%BC%D0%BC%D0%B0_%D0%B2%D0%B0%D1%80%D0%B8%D0%B0%D0%BD%D1%82%D0%BE%D0%B2_%D0%B8%D1%81%D0%BF%D0%BE%D0%BB%D1%8C%D0%B7%D0%BE%D0%B2%D0%B0%D0%BD%D0%B8%D1%8F21_FAMonitorTool.png" xlink:type="simple" xlink:show="embed" xlink:actuate="onLoad"/></draw:frame>Рисунок <text:sequence text:ref-name="refDrawing0" text:name="Drawing" text:formula="ooow:Drawing+1" style:num-format="1">2.1</text:sequence> Диаграмма вариантов использования системы клиентом.</text:p></draw:text-box></draw:frame>Опишем варианты взаимодействия пользователей системы с помощью диаграммы «Вариантов использования» на рисунке 2.1.</text:p>
      <text:p text:style-name="Text_20_body">Можно подвести итог проектирования вариантов использования для работы с потенциальными клиентами предприятия.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2.2.</text:p>
      <text:p text:style-name="P27"><draw:frame draw:style-name="fr2" draw:name="Врезка2" text:anchor-type="paragraph" svg:width="11.772cm" draw:z-index="2"><draw:text-box fo:min-height="10.793cm"><text:p text:style-name="Drawing"><draw:frame draw:style-name="fr4" draw:name="Графический объект2" text:anchor-type="paragraph" svg:x="0.004cm" svg:y="0.002cm" svg:width="11.772cm" style:rel-width="100%" svg:height="10.793cm" style:rel-height="scale" draw:z-index="3"><draw:image xlink:href="../%D0%94%D0%B8%D0%B0%D0%B3%D1%80%D0%B0%D0%BC%D0%BC%D0%B0_%D0%B2%D0%B0%D1%80%D0%B8%D0%B0%D0%BD%D1%82%D0%BE%D0%B2_%D0%B8%D1%81%D0%BF%D0%BE%D0%BB%D1%8C%D0%B7%D0%BE%D0%B2%D0%B0%D0%BD%D0%B8%D1%8F22_FAMonitorTool.png" xlink:type="simple" xlink:show="embed" xlink:actuate="onLoad"/></draw:frame>Рисунок <text:sequence text:ref-name="refDrawing1" text:name="Drawing" text:formula="ooow:Drawing+1" style:num-format="1">2.2</text:sequence> Диаграмма вариантов использования системы администратором</text:p></draw:text-box></draw:frame><text:soft-page-break/><text:tab/>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писка и структур нормативных документов доступных для просмотра.</text:p>
      <text:h text:style-name="Heading_20_2" text:outline-level="2">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записей от создаваемых).</text:p>
      <text:p text:style-name="Text_20_body"><text:soft-page-break/>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на рисунке 2.3.</text:p>
      <text:p text:style-name="P27"><draw:frame draw:style-name="fr2" draw:name="Врезка4" text:anchor-type="paragraph" svg:width="10.365cm" draw:z-index="6"><draw:text-box fo:min-height="5.692cm"><text:p text:style-name="Drawing"><draw:frame draw:style-name="fr6" draw:name="Графический объект4" text:anchor-type="paragraph" svg:x="0.004cm" svg:y="0.002cm" svg:width="10.365cm" style:rel-width="100%" svg:height="5.692cm" style:rel-height="scale" draw:z-index="7"><draw:image xlink:href="../%D0%B4%D0%B8%D0%B0%D0%B3%D1%80%D0%B0%D0%BC%D0%BC%D0%B0_%D0%BA%D0%BB%D0%B0%D1%81%D1%81%D0%B0_%D0%BA%D0%BB%D0%B8%D0%B5%D0%BD%D1%82.png" xlink:type="simple" xlink:show="embed" xlink:actuate="onLoad" draw:filter-name="&lt;Все форматы&gt;"/></draw:frame>Рисунок <text:sequence text:ref-name="refDrawing2" text:name="Drawing" text:formula="ooow:Drawing+1" style:num-format="1">2.3</text:sequence> Диаграмма класса "Клиент"</text:p></draw:text-box></draw:frame><text:tab/>Модель элементов «Новости» содержит следующие поля: «Название», «Короткое название», «Содержание». Диаграмма класса «Новость» представлена на рисунке 2.4.</text:p>
      <text:p text:style-name="P27"><draw:frame draw:style-name="fr2" draw:name="Врезка5" text:anchor-type="paragraph" svg:width="10.388cm" draw:z-index="8"><draw:text-box fo:min-height="4.332cm"><text:p text:style-name="Drawing"><draw:frame draw:style-name="fr6" draw:name="Графический объект5" text:anchor-type="paragraph" svg:x="0.004cm" svg:y="0.002cm" svg:width="10.388cm" style:rel-width="100%" svg:height="4.332cm" style:rel-height="scale" draw:z-index="9"><draw:image xlink:href="../%D0%B4%D0%B8%D0%B0%D0%B3%D1%80%D0%B0%D0%BC%D0%BC%D0%B0_%D0%BA%D0%BB%D0%B0%D1%81%D1%81%D0%B0_%D0%BD%D0%BE%D0%B2%D0%BE%D1%81%D1%82%D1%8C.png" xlink:type="simple" xlink:show="embed" xlink:actuate="onLoad" draw:filter-name="&lt;Все форматы&gt;"/></draw:frame>Рисунок <text:sequence text:ref-name="refDrawing3" text:name="Drawing" text:formula="ooow:Drawing+1" style:num-format="1">2.4</text:sequence> Диаграмма класса "Новость"</text:p></draw:text-box></draw:frame><text:soft-page-break/><text:tab/>Модель элементов «Услуги» содержит поля: «Название», «Краткое описание», «Полное описание». Диаграмма класса «Услуг<text:span text:style-name="T11">а</text:span>» представлена на рисунке 2.5.</text:p>
      <text:p text:style-name="P27"><draw:frame draw:style-name="fr2" draw:name="Врезка6" text:anchor-type="paragraph" svg:width="10.091cm" draw:z-index="10"><draw:text-box fo:min-height="4.128cm"><text:p text:style-name="Drawing"><draw:frame draw:style-name="fr6" draw:name="Графический объект6" text:anchor-type="paragraph" svg:x="0.004cm" svg:y="0.002cm" svg:width="10.091cm" style:rel-width="100%" svg:height="4.128cm" style:rel-height="scale" draw:z-index="11"><draw:image xlink:href="../%D0%B4%D0%B8%D0%B0%D0%B3%D1%80%D0%B0%D0%BC%D0%BC%D0%B0_%D0%BA%D0%BB%D0%B0%D1%81%D1%81%D0%B0_%D1%83%D1%81%D0%BB%D1%83%D0%B3%D0%B0.png" xlink:type="simple" xlink:show="embed" xlink:actuate="onLoad" draw:filter-name="&lt;Все форматы&gt;"/></draw:frame>Рисунок <text:sequence text:ref-name="refDrawing4" text:name="Drawing" text:formula="ooow:Drawing+1" style:num-format="1">2.5</text:sequence> Диаграмма класса "Услуга"</text:p></draw:text-box></draw:frame><text:tab/>Учитывая особенности библиотеки «Joomla», все элементы используемые в системе, требуют создания групп элементов привязки данных групп к страницам Интернет приложения, а также размещения спроектированной структуры в структуру элемента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указывающим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text:span text:style-name="T11">ы</text:span> 2.1, 2.2, 2.3), и схему классов <text:soft-page-break/>используемой модели (рисунок 2.6).</text:p>
      <text:p text:style-name="P34">Таблица <text:sequence text:ref-name="refTable0" text:name="Table" text:formula="ooow:Table+1" style:num-format="1">2.1</text:sequence> Соответствие между классом "Клиент" и классом 'content' "Joomla".</text:p>
      <table:table table:name="Таблица21" table:style-name="Таблица21">
        <table:table-column table:style-name="Таблица21.A"/>
        <table:table-column table:style-name="Таблица21.B"/>
        <table:table-row>
          <table:table-cell table:style-name="Таблица21.A1" office:value-type="string">
            <text:p text:style-name="P33">Член класса «Клиент»</text:p>
          </table:table-cell>
          <table:table-cell table:style-name="Таблица21.B1" office:value-type="string">
            <text:p text:style-name="P33">Член класса 'content' системы «Joomla»</text:p>
          </table:table-cell>
        </table:table-row>
        <table:table-row>
          <table:table-cell table:style-name="Таблица21.A2" office:value-type="string">
            <text:p text:style-name="P31">Заголовок</text:p>
          </table:table-cell>
          <table:table-cell table:style-name="Таблица21.B2" office:value-type="string">
            <text:p text:style-name="P31">'title'</text:p>
          </table:table-cell>
        </table:table-row>
        <table:table-row>
          <table:table-cell table:style-name="Таблица21.A2" office:value-type="string">
            <text:p text:style-name="P31">Содержание</text:p>
          </table:table-cell>
          <table:table-cell table:style-name="Таблица21.B2" office:value-type="string">
            <text:p text:style-name="P31">'fulltext'</text:p>
          </table:table-cell>
        </table:table-row>
        <table:table-row>
          <table:table-cell table:style-name="Таблица21.A2" office:value-type="string">
            <text:p text:style-name="P31">Дата окончания публикации</text:p>
          </table:table-cell>
          <table:table-cell table:style-name="Таблица21.B2" office:value-type="string">
            <text:p text:style-name="P31">'publish_down'</text:p>
          </table:table-cell>
        </table:table-row>
        <table:table-row>
          <table:table-cell table:style-name="Таблица21.A2" office:value-type="string">
            <text:p text:style-name="P31">Изображение малого размера</text:p>
          </table:table-cell>
          <table:table-cell table:style-name="Таблица21.B2" office:value-type="string">
            <text:p text:style-name="P31">'images'</text:p>
          </table:table-cell>
        </table:table-row>
        <table:table-row>
          <table:table-cell table:style-name="Таблица21.A2" office:value-type="string">
            <text:p text:style-name="P31">Изображение большого размера</text:p>
          </table:table-cell>
          <table:table-cell table:style-name="Таблица21.B2" office:value-type="string">
            <text:p text:style-name="P31">'images'</text:p>
          </table:table-cell>
        </table:table-row>
      </table:table>
      <text:p text:style-name="P27"/>
      <text:p text:style-name="P34">Таблица <text:sequence text:ref-name="refTable1" text:name="Table" text:formula="ooow:Table+1" style:num-format="1">2.2</text:sequence>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33">Член класса «Новость»</text:p>
          </table:table-cell>
          <table:table-cell table:style-name="Таблица1.B1" office:value-type="string">
            <text:p text:style-name="P33">Член класса 'content' системы «Joomla»</text:p>
          </table:table-cell>
        </table:table-row>
        <table:table-row>
          <table:table-cell table:style-name="Таблица1.A2" office:value-type="string">
            <text:p text:style-name="P31">Название</text:p>
          </table:table-cell>
          <table:table-cell table:style-name="Таблица1.B2" office:value-type="string">
            <text:p text:style-name="P31">'title'</text:p>
          </table:table-cell>
        </table:table-row>
        <table:table-row>
          <table:table-cell table:style-name="Таблица1.A2" office:value-type="string">
            <text:p text:style-name="P31">Короткое название</text:p>
          </table:table-cell>
          <table:table-cell table:style-name="Таблица1.B2" office:value-type="string">
            <text:p text:style-name="P31">'title_alias'</text:p>
          </table:table-cell>
        </table:table-row>
        <table:table-row>
          <table:table-cell table:style-name="Таблица1.A2" office:value-type="string">
            <text:p text:style-name="P31">Содержание</text:p>
          </table:table-cell>
          <table:table-cell table:style-name="Таблица1.B2" office:value-type="string">
            <text:p text:style-name="P31">'fulltext'</text:p>
          </table:table-cell>
        </table:table-row>
      </table:table>
      <text:p text:style-name="P27"/>
      <text:p text:style-name="P34">Таблица <text:sequence text:ref-name="refTable2" text:name="Table" text:formula="ooow:Table+1" style:num-format="1">2.3</text:sequence>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33">Член класса «Услуга»</text:p>
          </table:table-cell>
          <table:table-cell table:style-name="Таблица2.B1" office:value-type="string">
            <text:p text:style-name="P33">Член класса 'content' системы «Joomla»</text:p>
          </table:table-cell>
        </table:table-row>
        <table:table-row>
          <table:table-cell table:style-name="Таблица2.A2" office:value-type="string">
            <text:p text:style-name="P31">Название</text:p>
          </table:table-cell>
          <table:table-cell table:style-name="Таблица2.B2" office:value-type="string">
            <text:p text:style-name="P31">'title'</text:p>
          </table:table-cell>
        </table:table-row>
        <table:table-row>
          <table:table-cell table:style-name="Таблица2.A2" office:value-type="string">
            <text:p text:style-name="P31">Короткое название</text:p>
          </table:table-cell>
          <table:table-cell table:style-name="Таблица2.B2" office:value-type="string">
            <text:p text:style-name="P31">'title_alias'</text:p>
          </table:table-cell>
        </table:table-row>
        <table:table-row>
          <table:table-cell table:style-name="Таблица2.A2" office:value-type="string">
            <text:p text:style-name="P31">Полное описание</text:p>
          </table:table-cell>
          <table:table-cell table:style-name="Таблица2.B2" office:value-type="string">
            <text:p text:style-name="P31">'fulltext'</text:p>
          </table:table-cell>
        </table:table-row>
      </table:table>
      <text:p text:style-name="P54"/>
      <text:p text:style-name="P54"><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h text:style-name="Heading_20_2" text:outline-level="2"><draw:frame draw:style-name="fr2" draw:name="Врезка7" text:anchor-type="paragraph" svg:width="16.51cm" draw:z-index="12"><draw:text-box fo:min-height="14.582cm"><text:p text:style-name="Drawing"><draw:frame draw:style-name="fr6" draw:name="Графический объект7" text:anchor-type="paragraph" svg:x="0.004cm" svg:y="0.002cm" svg:width="16.51cm" style:rel-width="100%" svg:height="14.582cm" style:rel-height="scale" draw:z-index="13"><draw:image xlink:href="../%D0%B4%D0%B8%D0%B0%D0%B3%D1%80%D0%B0%D0%BC%D0%BC%D0%B0_%D0%B0%D0%B4%D0%B0%D0%BF%D1%82%D0%B8%D1%80%D0%BE%D0%B2%D0%B0%D0%BD%D0%BD%D1%8B%D1%85_%D0%BA%D0%BB%D0%B0%D1%81%D1%81%D0%BE%D0%B2_%D0%B4%D0%BB%D1%8F_joomla.png" xlink:type="simple" xlink:show="embed" xlink:actuate="onLoad" draw:filter-name="&lt;Все форматы&gt;"/></draw:frame>Рисунок <text:sequence text:ref-name="refDrawing5" text:name="Drawing" text:formula="ooow:Drawing+1" style:num-format="1">2.6</text:sequence> Диаграмма классов подсистемы хранения информации.</text:p></draw:text-box></draw:frame><text:soft-page-break/>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также с учётом устанавливаемых нормативов предприятием.</text:p>
      <text:p text:style-name="Text_20_body"><text:soft-page-break/>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793488068" text:style-name="L11">
        <text:list-item>
          <text:p text:style-name="P48">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361295378" text:style-name="L12">
        <text:list-item>
          <text:p text:style-name="P49">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
      <text:list xml:id="list1435932349" text:style-name="L13">
        <text:list-item>
          <text:p text:style-name="P50">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2.7.</text:p>
      <text:p text:style-name="P27"><draw:frame draw:style-name="fr2" draw:name="Врезка3" text:anchor-type="paragraph" svg:width="16.999cm" draw:z-index="4"><draw:text-box fo:min-height="9.289cm"><text:p text:style-name="Drawing"><draw:frame draw:style-name="fr5" draw:name="Графический объект3" text:anchor-type="paragraph" svg:y="-0.071cm" svg:width="15.129cm" style:rel-width="89%" svg:height="8.05cm" style:rel-height="scale" draw:z-index="5"><draw:image xlink:href="../%D0%94%D0%B8%D0%B0%D0%B3%D1%80%D0%B0%D0%BC%D0%BC%D0%B0_%D0%9F%D0%BE%D0%BB%D1%8C%D0%B7%D0%BE%D0%B2%D0%B0%D1%82%D0%B5%D0%BB%D1%8C%D1%81%D0%BA%D0%BE%D0%B3%D0%BE_%D0%B8%D0%BD%D1%82%D0%B5%D1%80%D1%84%D0%B5%D0%B9%D1%81%D0%B0.png" xlink:type="simple" xlink:show="embed" xlink:actuate="onLoad"/></draw:frame>Рисунок <text:sequence text:ref-name="refDrawing6" text:name="Drawing" text:formula="ooow:Drawing+1" style:num-format="1">2.7</text:sequence> Диаграмма шаблона пользовательского интерфейса.</text:p></draw:text-box></draw:frame><text:soft-page-break/><text:tab/>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text:soft-page-break/>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страница «главная страница», страница «документы», страница «услуги», список предоставляемых услуг в виде наименования услуги, страница «новости», список новостной информации в виде наименований новостных данных, страница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text:soft-page-break/>«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text:span text:style-name="T11">коллекций</text:span>.</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Проектирование...</text:p>
      <text:h text:style-name="Heading_20_1" text:outline-level="1">РЕАЛИЗАЦИЯ ИНТЕРНЕТ-ПРИЛОЖЕНИЯ КЛАССИФИЦИРУЮЩЕГО ЮРИДИЧЕСКИЕ УСЛУГИ</text:h>
      <text:h text:style-name="Heading_20_2" text:outline-level="2">Характеристика разрабатываемой системы.</text:h>
      <text:p text:style-name="Text_20_body">Хар...</text:p>
      <text:h text:style-name="Heading_20_2" text:outline-level="2">Разработка <text:s/>подсистемы хранения информации.</text:h>
      <text:p text:style-name="Text_20_body">Модель...</text:p>
      <text:h text:style-name="Heading_20_2" text:outline-level="2">Разработка подсистемы преобразования и подготовки данных для отображения.</text:h>
      <text:p text:style-name="Text_20_body">Подготовка.</text:p>
      <text:h text:style-name="Heading_20_2" text:outline-level="2">Разработка подсистемы отображения данных пользователю.</text:h>
      <text:p text:style-name="Text_20_body">ПО</text:p>
      <text:h text:style-name="Heading_20_1" text:outline-level="1" text:is-list-header="true">ЗАКЛЮЧЕНИЕ</text:h>
      <text:h text:style-name="Heading_20_1" text:outline-level="1" text:is-list-header="true">СПИСОК ИСПОЛЬЗОВАННЫХ ИСТОЧНИКОВ</text:h>
      <text:p text:style-name="Text_20_body"/>
      <text:p text:style-name="Text_20_body"/>
      <text:p text:style-name="Text_20_body">Фывфывфыв</text:p>
      <text:p text:style-name="Text_20_body">фывфыв</text:p>
      <text:list xml:id="list374549029" text:style-name="L14">
        <text:list-header>
          <text:p text:style-name="P5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1" svg:font-family="'Times New Roman'"/>
    <style:font-face style:name="Verdana" svg:font-family="Verdana" style:font-family-generic="swiss"/>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0%" fo:text-align="justify" style:justify-single-word="false" fo:text-indent="1.199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0.7cm" fo:text-align="center" style:justify-single-word="false" fo:text-indent="0cm" style:auto-text-indent="false" style:page-number="auto" fo:break-before="page" fo:background-color="transparent" style:shadow="none" text:number-lines="fals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Drawing" style:family="paragraph" style:parent-style-name="Caption" style:class="extra">
      <style:paragraph-properties fo:text-align="center" style:justify-single-word="false"/>
      <style:text-properties fo:font-size="14pt" fo:font-style="normal"/>
    </style:style>
    <style:style style:name="Подпись_20_рисунка" style:display-name="Подпись рисунка" style:family="paragraph" style:parent-style-name="Drawing" style:next-style-name="Text_20_body">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master-page-name="">
      <style:paragraph-properties style:page-number="auto" fo:background-color="transparent">
        <style:tab-stops/>
        <style:background-image/>
      </style:paragraph-properties>
      <style:text-properties fo:font-size="14pt" fo:font-style="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page-number text:select-page="current">28</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Ivan Sidarau</meta:initial-creator>
    <meta:creation-date>2010-02-20T20:43:31</meta:creation-date>
    <dc:date>2010-03-18T00:42:20</dc:date>
    <meta:editing-duration>PT36H51M17S</meta:editing-duration>
    <meta:editing-cycles>583</meta:editing-cycles>
    <meta:generator>OpenOffice.org/3.1$Unix OpenOffice.org_project/310m19$Build-9420</meta:generator>
    <dc:creator>Ivan Sidarau</dc:creator>
    <meta:document-statistic meta:table-count="3" meta:image-count="7" meta:object-count="0" meta:page-count="26" meta:paragraph-count="215" meta:word-count="3223" meta:character-count="28004"/>
    <meta:user-defined meta:name="Поле 1"/>
    <meta:user-defined meta:name="Поле 2"/>
    <meta:user-defined meta:name="Поле 3"/>
    <meta:user-defined meta:name="Поле 4"/>
  </office:meta>
</office:document-meta>
</file>